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2485" style:font-size-asian="10.5pt" style:font-weight-asian="normal" style:font-size-complex="12pt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T65" style:family="text">
      <style:text-properties officeooo:rsid="00612c25"/>
    </style:style>
    <style:style style:name="T66" style:family="text">
      <style:text-properties officeooo:rsid="00625bdf"/>
    </style:style>
    <style:style style:name="T67" style:family="text">
      <style:text-properties officeooo:rsid="00633dc5"/>
    </style:style>
    <style:style style:name="T68" style:family="text">
      <style:text-properties officeooo:rsid="0065248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4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15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15"/>
      <text:p text:style-name="P215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16">Dimecres <text:tab/>18/10/23</text:p>
      <text:p text:style-name="P86">Examen i solució d'examen.</text:p>
      <text:p text:style-name="P86"/>
      <text:p text:style-name="P86"/>
      <text:p text:style-name="P217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18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49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19"/>
      <text:p text:style-name="P219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20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21">D<text:span text:style-name="T21">imecres</text:span><text:tab/><text:span text:style-name="T27">01</text:span>/<text:span text:style-name="T23">11</text:span>/23</text:p>
      <text:p text:style-name="P113">Festiu Tots sants</text:p>
      <text:p text:style-name="P241"/>
      <text:p text:style-name="P241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45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46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47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48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22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23"/>
      <text:p text:style-name="P224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25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26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27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28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28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29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30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31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32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200">Pes envàs buit 17,5 kg.</text:p>
      <text:p text:style-name="P200">Refrigerant R-410A → 500 g</text:p>
      <text:p text:style-name="P200">Refrigerant R-134a → 2,5 kg</text:p>
      <text:p text:style-name="P200">Pesam envasos, identifiquem el refrigerant mesurant la pressió de vapor (a 20 ºC: R-134<text:span text:style-name="T56">a</text:span> 4,7 bar, R-410A 13,4 bar).</text:p>
      <text:p text:style-name="P200">Treiem buit de equip a/a.</text:p>
      <text:p text:style-name="P200"/>
      <text:p text:style-name="P233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201"/>
      <text:p text:style-name="P233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2">Comencem amb l'exercici 3.1.2-1</text:p>
      <text:p text:style-name="P202"/>
      <text:p text:style-name="P234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3">Co<text:span text:style-name="T58">ntinuem</text:span> amb l'exercici 3.1.2-1</text:p>
      <text:p text:style-name="P203"/>
      <text:p text:style-name="P234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3">Co<text:span text:style-name="T58">ntinuem</text:span> amb l'exercici 3.1.2-1</text:p>
      <text:p text:style-name="P203"/>
      <text:p text:style-name="P203"/>
      <text:p text:style-name="P235">D<text:span text:style-name="T21">illuns</text:span><text:tab/><text:tab/><text:span text:style-name="T55">29</text:span>/<text:span text:style-name="T47">01</text:span>/2<text:span text:style-name="T47">4</text:span></text:p>
      <text:p text:style-name="P205">Carreg<text:span text:style-name="T61">u</text:span>em aire condicionat split IX39 amb 350 g de R-600a (isobutà).</text:p>
      <text:p text:style-name="P205">Funcionament </text:p>
      <text:p text:style-name="P205">fred → evaporació 1,2 bar → 10ºC</text:p>
      <text:p text:style-name="P205">calor → condensació 5,5 bar → 40 ºC</text:p>
      <text:p text:style-name="P205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07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07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08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42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43"/>
      <text:p text:style-name="P205">Per a R-410A</text:p>
      <text:p text:style-name="P205">fred →10ºC → evaporació 10,5 bar </text:p>
      <text:p text:style-name="P205">calor → 40 ºC →condensació 25 bar </text:p>
      <text:p text:style-name="P205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5"/>
      <text:p text:style-name="P209">Omplim simulador amb nitrogen a pressió de 10 bar , <text:span text:style-name="T62">per comprovar estanquitat</text:span>.</text:p>
      <text:p text:style-name="P209"/>
      <text:p text:style-name="P236"/>
      <text:p text:style-name="P250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0">Preparació examen del 31/01/14</text:p>
      <text:p text:style-name="P236"/>
      <text:p text:style-name="P236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0">Examen.</text:p>
      <text:p text:style-name="P210"/>
      <text:p text:style-name="P237">D<text:span text:style-name="T64">ijous</text:span><text:tab/><text:tab/><text:tab/><text:span text:style-name="T64">01</text:span>/<text:span text:style-name="T47">02</text:span>/2<text:span text:style-name="T47">4</text:span></text:p>
      <text:p text:style-name="P212">Baixa.</text:p>
      <text:p text:style-name="P211"/>
      <text:p text:style-name="P210"/>
      <text:p text:style-name="P238">D<text:span text:style-name="T21">ivendres</text:span><text:tab/><text:tab/><text:span text:style-name="T65">02</text:span>/<text:span text:style-name="T47">02</text:span>/2<text:span text:style-name="T47">4</text:span></text:p>
      <text:p text:style-name="P198"><text:a xlink:type="simple" xlink:href="https://paulinoposada.github.io/web_fred/apunts/unitat_3/fred_apunts_ud3_gs.pdf"><text:span text:style-name="T57">Unitat 3</text:span></text:a></text:p>
      <text:p text:style-name="P204">Co<text:span text:style-name="T58">ntinuem</text:span> amb l'exercici 3.1.2-1</text:p>
      <text:p text:style-name="P204"/>
      <text:p text:style-name="P239">D<text:span text:style-name="T21">illuns</text:span><text:tab/><text:tab/><text:span text:style-name="T66">05</text:span>/<text:span text:style-name="T47">02</text:span>/2<text:span text:style-name="T47">4</text:span></text:p>
      <text:p text:style-name="P206">Carreg<text:span text:style-name="T61">u</text:span>em <text:span text:style-name="T66">simulador</text:span> amb <text:span text:style-name="T66">2</text:span>50<text:span text:style-name="T66">0</text:span> g de R-<text:span text:style-name="T66">134</text:span>a.</text:p>
      <text:p text:style-name="P206"/>
      <text:p text:style-name="P206"><text:span text:style-name="T66">Mesurem temperatura en </text:span>aire condicionat split IX39 <text:s/></text:p>
      <text:p text:style-name="P206">fred → evaporació 1,2 bar → 10ºC →<text:span text:style-name="T66"> temperatura mesurada en canonada prima 12 ºC</text:span></text:p>
      <text:p text:style-name="P213">temperatura mesurada en canonada gruixuda 19 ºC</text:p>
      <text:p text:style-name="P213">Sobreescalfament 7 K</text:p>
      <text:p text:style-name="P213">Temperatura ambient 22,5 ºC</text:p>
      <text:p text:style-name="P213">Sortida aire en unitat interior 16 ºC</text:p>
      <text:p text:style-name="P213">Sortida aire en unitat exterior 24 ºC</text:p>
      <text:p text:style-name="P240"/>
      <text:p text:style-name="P240">D<text:span text:style-name="T21">imarts</text:span><text:tab/><text:tab/><text:span text:style-name="T67">06</text:span>/<text:span text:style-name="T47">02</text:span>/2<text:span text:style-name="T47">4</text:span></text:p>
      <text:p text:style-name="P199"><text:a xlink:type="simple" xlink:href="https://paulinoposada.github.io/web_fred/apunts/unitat_3/fred_apunts_ud3_gs.pdf"><text:span text:style-name="T57">Unitat 3</text:span></text:a></text:p>
      <text:p text:style-name="P214">Comentem apartats</text:p>
      <text:p text:style-name="P214">3.1.3 Propietats químiques</text:p>
      <text:p text:style-name="P214">3.1.4 Propietats fisiològiques i de seguretat</text:p>
      <text:p text:style-name="P214">3.2 Efectos de los refrigerantes en el medio ambiente</text:p>
      <text:p text:style-name="P214">3.2.1 Destrucción de la capa de ozono PAO - ODP</text:p>
      <text:p text:style-name="P214">3.2.2 Calentemiento global por efecto invernadero PCA – GWP</text:p>
      <text:p text:style-name="P214">3.2.3 Impacto total equivalente del calentamiento atmosférico TEWI</text:p>
      <text:p text:style-name="P214">3.3 Clasificación de refrigerantes por su composición</text:p>
      <text:p text:style-name="P214">3.3.1 Refrigerantes orgánicos</text:p>
      <text:p text:style-name="P214">3.3.1.1 Refrigerantes halogenados puros</text:p>
      <text:p text:style-name="P214">3.3.1.2 Denominación de los refrigerantes halogenados</text:p>
      <text:p text:style-name="P214">3.3.1.3 Mezclas zeotrópicas de refrigerantes halogenados</text:p>
      <text:p text:style-name="P214">3.3.1.4 Mezclas azeotrópicas de refrigerantes halogenados</text:p>
      <text:p text:style-name="P214"/>
      <text:p text:style-name="P213"/>
      <text:p text:style-name="P253">D<text:span text:style-name="T21">imecres</text:span><text:tab/><text:tab/><text:span text:style-name="T67">07</text:span>/<text:span text:style-name="T47">02</text:span>/2<text:span text:style-name="T47">4</text:span></text:p>
      <text:p text:style-name="P252"><text:span text:style-name="T68">Examen recuperació electricitat.</text:span></text:p>
      <text:p text:style-name="P2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7T20:08:25.713957867</dc:date>
    <meta:editing-duration>PT55M33S</meta:editing-duration>
    <meta:editing-cycles>88</meta:editing-cycles>
    <meta:document-statistic meta:table-count="0" meta:image-count="0" meta:object-count="8" meta:page-count="10" meta:paragraph-count="357" meta:word-count="1514" meta:character-count="10390" meta:non-whitespace-character-count="9144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